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40000004B02C72CBA9.png" manifest:media-type="image/png"/>
  <manifest:file-entry manifest:full-path="Pictures/1000000000000640000004B045D33E33.png" manifest:media-type="image/png"/>
  <manifest:file-entry manifest:full-path="Pictures/1000000000000640000004B0F7A1CD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3.753cm"/>
    </style:style>
    <style:style style:name="pr1" style:family="presentation" style:parent-style-name="MTES_5f_Presentation_5f_Developpement_5f_Durable_5f_4_5f_3-title">
      <style:graphic-properties fo:min-height="3.256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title">
      <style:graphic-properties fo:min-height="3.256cm"/>
    </style:style>
    <style:style style:name="pr5" style:family="presentation" style:parent-style-name="MTES_5f_Presentation_5f_Developpement_5f_Durable_5f_4_5f_32-outline1">
      <style:graphic-properties draw:auto-grow-height="true" fo:min-height="13.86cm"/>
    </style:style>
    <style:style style:name="pr6" style:family="presentation" style:parent-style-name="MTES_5f_Presentation_5f_Developpement_5f_Durable_5f_4_5f_32-notes">
      <style:graphic-properties draw:fill-color="#ffffff" draw:auto-grow-height="true" fo:min-height="13.364cm"/>
    </style:style>
    <style:style style:name="pr7" style:family="presentation" style:parent-style-name="MTES_5f_Presentation_5f_Developpement_5f_Durable_5f_4_5f_31-notes">
      <style:graphic-properties draw:fill-color="#ffffff" draw:auto-grow-height="true" fo:min-height="13.365cm"/>
    </style:style>
    <style:style style:name="pr8" style:family="presentation" style:parent-style-name="MTES_5f_Presentation_5f_Developpement_5f_Durable_5f_4_5f_32-title">
      <style:graphic-properties draw:auto-grow-height="true" fo:min-height="3.506cm"/>
    </style:style>
    <style:style style:name="pr9" style:family="presentation" style:parent-style-name="MTES_5f_Presentation_5f_Developpement_5f_Durable_5f_4_5f_32-outline1">
      <style:graphic-properties draw:stroke="none" draw:fill="none" fo:min-height="13.609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.5cm" fo:text-align="start"/>
    </style:style>
    <style:style style:name="P3" style:family="paragraph">
      <style:paragraph-properties fo:margin-top="0cm" fo:margin-bottom="0.5cm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4" style:family="paragraph">
      <style:text-properties style:font-name="Liberation Sans1" fo:font-size="66pt" fo:font-weight="bold" style:font-size-asian="66pt" style:font-weight-asian="bold" style:font-size-complex="66pt" style:font-weight-complex="bold"/>
    </style:style>
    <style:style style:name="T1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793cm" svg:height="3.256cm" svg:x="12.017cm" svg:y="0.936cm" presentation:class="title" presentation:user-transformed="true">
          <draw:text-box>
            <text:p text:style-name="P1">Titre</text:p>
          </draw:text-box>
        </draw:frame>
        <draw:frame presentation:style-name="pr2" draw:text-style-name="P3" draw:layer="layout" svg:width="13.327cm" svg:height="4.076cm" svg:x="11.837cm" svg:y="10.329cm" presentation:class="subtitle" presentation:user-transformed="true">
          <draw:text-box>
            <text:p text:style-name="P2"><text:span text:style-name="T1">Intervenant</text:span></text:p>
            <text:p text:style-name="P2"><text:span text:style-name="T1">Service</text:span></text:p>
            <text:p text:style-name="P2"><text:span text:style-name="T1">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4" draw:layer="layout" svg:width="24.292cm" svg:height="3.256cm" svg:x="2.307cm" svg:y="0.962cm" presentation:class="title" presentation:user-transformed="true">
          <draw:text-box>
            <text:p>Introduction</text:p>
          </draw:text-box>
        </draw:frame>
        <draw:frame presentation:style-name="pr5" draw:layer="layout" svg:width="22.509cm" svg:height="13.86cm" svg:x="3.07cm" svg:y="4.878cm" presentation:class="outline" presentation:user-transformed="true">
          <draw:text-box>
            <text:list text:style-name="L2">
              <text:list-item>
                <text:p>Niveau 1</text:p>
                <text:list>
                  <text:list-item>
                    <text:p>Niveau 2</text:p>
                    <text:list>
                      <text:list-item>
                        <text:p>Niveau 3</text:p>
                        <text:list>
                          <text:list-item>
                            <text:list>
                              <text:list-header>
                                <text:p/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</text:list-header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iveau 1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" draw:style-name="dp1" draw:master-page-name="MTES_5f_Presentation_5f_Developpement_5f_Durable_5f_4_5f_31" presentation:use-date-time-name="dtd1">
        <office:forms form:automatic-focus="false" form:apply-design-mode="false"/>
        <draw:frame draw:style-name="gr2" draw:text-style-name="P4" draw:layer="layout" svg:width="4.253cm" svg:height="2.855cm" svg:x="14.698cm" svg:y="8.917cm">
          <draw:text-box>
            <text:p><text:span text:style-name="T2">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4_5f_32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iapo de résumé</text:p>
          </draw:text-box>
        </draw:frame>
        <draw:frame presentation:style-name="pr9" draw:layer="layout" svg:width="21.662cm" svg:height="13.609cm" svg:x="3.881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Présentation</text:p>
              </text:list-item>
            </text:list>
            <text:p/>
            <text:p><text:span text:style-name="T3">Cette diapo doit être faite en dernier, une fois la présentation VRAIMENT terminée.</text:span></text:p>
            <text:p><text:span text:style-name="T3">Ex. :</text:span></text:p>
            <text:p><text:span text:style-name="T3">- Se positionner sur la 1ère diapo de la présentation dont le titre (ici introduction) sera inclus dans le résumé.</text:span></text:p>
            <text:p><text:span text:style-name="T3">- Insertion diapo de résumé</text:span></text:p>
            <text:p><text:span text:style-name="T3">La diapo ainsi créée reprend tous les titres de chaque diapo.</text:span></text:p>
            <text:p><text:span text:style-name="T3">La déplacer ensuite sous la diapo titre.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F7A1CDBD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presentation:notes style:page-layout-name="PM0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45D33E33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0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draw:frame draw:style-name="Mgr3" draw:text-style-name="MP3" draw:layer="backgroundobjects" svg:width="27.998cm" svg:height="20.99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presentation:notes style:page-layout-name="PM0"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4:31:33.601000000</meta:creation-date>
    <meta:editing-duration>P0D</meta:editing-duration>
    <meta:editing-cycles>1</meta:editing-cycles>
    <meta:generator>LibreOffice/4.3.7.2$Windows_x86 LibreOffice_project/8a35821d8636a03b8bf4e15b48f59794652c68ba</meta:generator>
    <dc:title>MEEM_presentation_Developpement_durable</dc:title>
    <meta:initial-creator>Rémi Pochez</meta:initial-creator>
    <meta:document-statistic meta:object-count="56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